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text-align="start" style:justify-single-word="false"/>
      <style:text-properties style:text-underline-style="none"/>
    </style:style>
    <style:style style:name="P4" style:family="paragraph" style:parent-style-name="Standard">
      <style:paragraph-properties fo:text-align="start" style:justify-single-word="false"/>
      <style:text-properties fo:font-style="italic" style:text-underline-style="none" style:font-style-asian="italic" style:font-style-complex="italic"/>
    </style:style>
    <style:style style:name="P5" style:family="paragraph" style:parent-style-name="Standard">
      <style:paragraph-properties fo:text-align="start" style:justify-single-word="false"/>
      <style:text-properties fo:font-style="normal" style:text-underline-style="none" style:font-style-asian="normal" style:font-style-complex="normal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JAX<text:span text:style-name="T1">(auf JSON Basis)</text:span></text:p>
      <text:p text:style-name="P3">-asynchronous Javascript and XML</text:p>
      <text:p text:style-name="P3">-Nicht Browser sondern JS-Layer schickt request</text:p>
      <text:p text:style-name="P3">-Event handling → Asynchron(nicht ein Programmfluss)</text:p>
      <text:p text:style-name="P3"/>
      <text:p text:style-name="P4">var xhReq = new XMLHttpRequest();</text:p>
      <text:p text:style-name="P4">xhReq.open(„GET“, „./path/to/your/file“, false);</text:p>
      <text:p text:style-name="P4">xhReq.onreadystatechange = function() { <text:s text:c="3"/><text:tab/><text:tab/>//Eventhandling → Asynchron</text:p>
      <text:p text:style-name="P4">var serverResponse = xhReq.responseText;</text:p>
      <text:p text:style-name="P4">}</text:p>
      <text:p text:style-name="P4">xhReq.send(null);</text:p>
      <text:p text:style-name="P4"/>
      <text:p text:style-name="P5"/>
      <text:p text:style-name="P3"/>
      <text:p text:style-name="P1">JSON</text:p>
      <text:p text:style-name="P3">-ausführbarer JS Code</text:p>
      <text:p text:style-name="P3">-kann Xml darstellen</text:p>
      <text:p text:style-name="P3">-JSONP?!</text:p>
      <text:p text:style-name="P3"/>
      <text:p text:style-name="P1">XML</text:p>
      <text:p text:style-name="P2"><text:span text:style-name="T1">Extensible Markup language</text:span></text:p>
      <text:p text:style-name="P2"><text:span text:style-name="T1">-Grundlage von anderen Textdateien</text:span></text:p>
      <text:p text:style-name="P2"><text:span text:style-name="T1">-Elemente müssen geöffnet und geschlossen werden</text:span></text:p>
      <text:p text:style-name="P2"><text:span text:style-name="T1">.-fängt an mit einzelnem Root-Element an</text:span></text:p>
      <text:p text:style-name="P2"><text:span text:style-name="T1">-Elemente dürfen nicht überlappen</text:span></text:p>
      <text:p text:style-name="P2"><text:span text:style-name="T1">-leere Tags enden mit /&gt; z.B.“&lt;br/&gt;“</text:span></text:p>
      <text:p text:style-name="P2"><text:span text:style-name="T1">-Attribute stehen in „“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8T09:50:24.99</meta:creation-date>
    <dc:date>2013-01-08T10:56:00.73</dc:date>
    <meta:editing-duration>PT50M20S</meta:editing-duration>
    <meta:editing-cycles>8</meta:editing-cycles>
    <meta:generator>OpenOffice.org/3.4.1$Win32 OpenOffice.org_project/341m1$Build-9593</meta:generator>
    <meta:document-statistic meta:table-count="0" meta:image-count="0" meta:object-count="0" meta:page-count="1" meta:paragraph-count="22" meta:word-count="82" meta:character-count="658"/>
  </office:meta>
</office:document-meta>
</file>